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7ee3" officeooo:paragraph-rsid="00077ee3" style:font-weight-asian="normal" style:font-weight-complex="normal"/>
    </style:style>
    <style:style style:name="P2" style:family="paragraph" style:parent-style-name="Standard">
      <style:text-properties fo:font-weight="normal" officeooo:rsid="00077ee3" officeooo:paragraph-rsid="001e6471" style:font-weight-asian="normal" style:font-weight-complex="normal"/>
    </style:style>
    <style:style style:name="P3" style:family="paragraph" style:parent-style-name="Standard">
      <style:text-properties fo:font-weight="normal" officeooo:rsid="0008af69" officeooo:paragraph-rsid="0008af69" style:font-weight-asian="normal" style:font-weight-complex="normal"/>
    </style:style>
    <style:style style:name="P4" style:family="paragraph" style:parent-style-name="Standard">
      <style:text-properties fo:font-weight="bold" officeooo:rsid="00251af6" officeooo:paragraph-rsid="00251af6" style:font-weight-asian="bold" style:font-weight-complex="bold"/>
    </style:style>
    <style:style style:name="P5" style:family="paragraph" style:parent-style-name="Standard">
      <style:text-properties fo:font-weight="bold" officeooo:rsid="00293517" officeooo:paragraph-rsid="00293517" style:font-weight-asian="bold" style:font-weight-complex="bold"/>
    </style:style>
    <style:style style:name="P6" style:family="paragraph" style:parent-style-name="Standard">
      <style:text-properties officeooo:paragraph-rsid="001e6471"/>
    </style:style>
    <style:style style:name="P7" style:family="paragraph" style:parent-style-name="Standard">
      <style:text-properties fo:font-variant="normal" fo:text-transform="none" fo:color="#263238" style:font-name="Roboto" fo:font-size="7.80000019073486pt" fo:letter-spacing="normal" fo:font-style="normal" fo:font-weight="normal" officeooo:rsid="00077ee3" officeooo:paragraph-rsid="001e6471" style:font-weight-asian="normal" style:font-weight-complex="normal"/>
    </style:style>
    <style:style style:name="P8" style:family="paragraph" style:parent-style-name="Standard">
      <style:text-properties fo:font-variant="normal" fo:text-transform="none" fo:color="#263238" style:font-name="Roboto" fo:font-size="7.80000019073486pt" fo:letter-spacing="normal" fo:font-style="normal" fo:font-weight="normal" officeooo:rsid="00211674" officeooo:paragraph-rsid="00211674" style:font-weight-asian="normal" style:font-weight-complex="normal"/>
    </style:style>
    <style:style style:name="P9" style:family="paragraph" style:parent-style-name="Standard">
      <style:text-properties officeooo:paragraph-rsid="0027c93d"/>
    </style:style>
    <style:style style:name="P10" style:family="paragraph" style:parent-style-name="Standard" style:list-style-name="L1">
      <style:text-properties officeooo:paragraph-rsid="0003a668"/>
    </style:style>
    <style:style style:name="P11" style:family="paragraph" style:parent-style-name="Standard" style:list-style-name="L1">
      <style:text-properties fo:font-weight="normal" officeooo:rsid="0004b61a" officeooo:paragraph-rsid="0004b61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51af6" officeooo:paragraph-rsid="00251af6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5b964" officeooo:paragraph-rsid="0015b964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93517" officeooo:paragraph-rsid="00293517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96db1" officeooo:paragraph-rsid="00296db1" style:font-weight-asian="normal" style:font-weight-complex="normal"/>
    </style:style>
    <style:style style:name="P16" style:family="paragraph" style:parent-style-name="Standard">
      <style:text-properties fo:font-variant="normal" fo:text-transform="none" fo:color="#263238" style:font-name="Roboto" fo:font-size="7.80000019073486pt" fo:letter-spacing="normal" fo:font-style="normal" officeooo:paragraph-rsid="0027c93d"/>
    </style:style>
    <style:style style:name="T1" style:family="text">
      <style:text-properties fo:font-weight="normal" officeooo:rsid="0003a668" style:font-weight-asian="normal" style:font-weight-complex="normal"/>
    </style:style>
    <style:style style:name="T2" style:family="text">
      <style:text-properties fo:font-weight="normal" officeooo:rsid="001ae99d" style:font-weight-asian="normal" style:font-weight-complex="normal"/>
    </style:style>
    <style:style style:name="T3" style:family="text">
      <style:text-properties fo:color="#3465a4" officeooo:rsid="001ae99d"/>
    </style:style>
    <style:style style:name="T4" style:family="text">
      <style:text-properties officeooo:rsid="001ae99d"/>
    </style:style>
    <style:style style:name="T5" style:family="text">
      <style:text-properties fo:font-variant="normal" fo:text-transform="none" fo:color="#263238" style:font-name="Roboto" fo:font-size="7.80000019073486pt" fo:letter-spacing="normal" fo:font-style="normal"/>
    </style:style>
    <style:style style:name="T6" style:family="text">
      <style:text-properties fo:font-variant="normal" fo:text-transform="none" fo:color="#263238" style:font-name="Roboto" fo:font-size="7.80000019073486pt" fo:letter-spacing="normal" fo:font-style="normal" fo:background-color="#069a2e" loext:char-shading-value="0"/>
    </style:style>
    <style:style style:name="T7" style:family="text">
      <style:text-properties fo:font-variant="normal" fo:text-transform="none" fo:color="#263238" style:font-name="Roboto" fo:font-size="7.80000019073486pt" fo:letter-spacing="normal" fo:font-style="normal" officeooo:rsid="0020d96e"/>
    </style:style>
    <style:style style:name="T8" style:family="text">
      <style:text-properties fo:font-variant="normal" fo:text-transform="none" fo:color="#263238" style:font-name="Roboto" fo:font-size="7.80000019073486pt" fo:letter-spacing="normal" fo:font-style="normal" fo:font-weight="normal"/>
    </style:style>
    <style:style style:name="T9" style:family="text">
      <style:text-properties fo:font-variant="normal" fo:text-transform="none" fo:color="#202122" style:font-name="Roboto" fo:font-size="7.80000019073486pt" fo:letter-spacing="normal" fo:font-style="normal" fo:font-weight="normal" officeooo:rsid="00077ee3" style:font-weight-asian="normal" style:font-weight-complex="normal"/>
    </style:style>
    <style:style style:name="T10" style:family="text">
      <style:text-properties fo:font-variant="normal" fo:text-transform="none" fo:color="#202122" style:font-name="sans-serif" fo:font-size="8.39999961853027pt" fo:letter-spacing="normal" fo:font-style="normal" fo:font-weight="normal" officeooo:rsid="0022612e" style:font-weight-asian="normal" style:font-weight-complex="normal"/>
    </style:style>
    <style:style style:name="T11" style:family="text">
      <style:text-properties fo:font-variant="normal" fo:text-transform="none" fo:color="#202122" style:font-name="sans-serif" fo:font-size="8.39999961853027pt" fo:letter-spacing="normal" fo:font-style="normal" fo:font-weight="normal" officeooo:rsid="00077ee3" style:font-weight-asian="normal" style:font-weight-complex="normal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officeooo:rsid="00077ee3" style:text-blinking="false" fo:background-color="#ffffff" loext:char-shading-value="0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t the end</text:p>
      <text:list xml:id="list2443262488" text:style-name="L1">
        <text:list-item>
          <text:p text:style-name="P10"><text:span text:style-name="T1">Navbar</text:span><text:span text:style-name="T2">: link to pages</text:span></text:p>
        </text:list-item>
        <text:list-item>
          <text:p text:style-name="P11">Buttons<text:span text:style-name="T4">:</text:span> <text:span text:style-name="T4">link</text:span> to pages</text:p>
        </text:list-item>
        <text:list-item>
          <text:p text:style-name="P12">favicon</text:p>
        </text:list-item>
        <text:list-item>
          <text:p text:style-name="P13">Subscription form<text:span text:style-name="T3"> ?</text:span></text:p>
        </text:list-item>
      </text:list>
      <text:p text:style-name="P3"/>
      <text:p text:style-name="P5">Next</text:p>
      <text:list xml:id="list3972999780" text:style-name="L2">
        <text:list-item>
          <text:p text:style-name="P14">About us</text:p>
        </text:list-item>
        <text:list-item>
          <text:p text:style-name="P14">Services</text:p>
        </text:list-item>
      </text:list>
      <text:p text:style-name="P1"/>
      <text:p text:style-name="P2"><text:span text:style-name="T5">### Mit Klo und Bett</text:span><text:line-break/><text:line-break/><text:span text:style-name="T6"># Wohnwagen - caravan - жилой прицеп</text:span><text:line-break/><text:a xlink:type="simple" xlink:href="https://www.google.com/url?q=https://de.wikipedia.org/wiki/Wohnwagen&amp;sa=D&amp;source=hangouts&amp;ust=1608994234950000&amp;usg=AFQjCNHdio4-38fMtlTVdXxVqD0Q7bThGQ" office:target-frame-name="_blank" xlink:show="new" text:style-name="Internet_20_link" text:visited-style-name="Visited_20_Internet_20_Link"><text:span text:style-name="T5">https://de.wikipedia.org/wiki/Wohnwagen</text:span></text:a></text:p>
      <text:p text:style-name="P7"/>
      <text:p text:style-name="P6"><text:span text:style-name="T10">H</text:span><text:span text:style-name="T11">ave </text:span><text:span text:style-name="T10">your</text:span><text:span text:style-name="T11"> own </text:span><text:a xlink:type="simple" xlink:href="https://en.wikipedia.org/wiki/Home" text:style-name="Internet_20_link" text:visited-style-name="Visited_20_Internet_20_Link"><text:span text:style-name="T12">home</text:span></text:a><text:span text:style-name="T9"> </text:span><text:span text:style-name="T11">on a journey or a </text:span><text:a xlink:type="simple" xlink:href="https://en.wikipedia.org/wiki/Tourism" text:style-name="Internet_20_link" text:visited-style-name="Visited_20_Internet_20_Link"><text:span text:style-name="T12">vacation</text:span></text:a><text:span text:style-name="T11">, without relying on a </text:span><text:a xlink:type="simple" xlink:href="https://en.wikipedia.org/wiki/Motel" text:style-name="Internet_20_link" text:visited-style-name="Visited_20_Internet_20_Link"><text:span text:style-name="T12">motel</text:span></text:a><text:span text:style-name="T9"> </text:span><text:span text:style-name="T11">or </text:span><text:a xlink:type="simple" xlink:href="https://en.wikipedia.org/wiki/Hotel" text:style-name="Internet_20_link" text:visited-style-name="Visited_20_Internet_20_Link"><text:span text:style-name="T12">hotel</text:span></text:a><text:span text:style-name="T11">.</text:span></text:p>
      <text:p text:style-name="P9"><text:line-break/><text:span text:style-name="T5">Airstream</text:span><text:line-break/><text:a xlink:type="simple" xlink:href="https://www.google.com/url?q=https://www.airstream.com/travel-trailers/&amp;sa=D&amp;source=hangouts&amp;ust=1608994234950000&amp;usg=AFQjCNHdxuanCAzBwzL-ge7moj_8p35M0A" office:target-frame-name="_blank" xlink:show="new" text:style-name="Internet_20_link" text:visited-style-name="Visited_20_Internet_20_Link"><text:span text:style-name="T5">https://www.airstream.com/travel-trailers/</text:span></text:a><text:line-break/><text:span text:style-name="T5">5-8 Plätze</text:span></text:p>
      <text:p text:style-name="P16"/>
      <text:p text:style-name="P9"><text:a xlink:type="simple" xlink:href="https://www.google.com/url?q=https://www.knaus.com/de-de/wohnmobile/&amp;sa=D&amp;source=hangouts&amp;ust=1609075539126000&amp;usg=AFQjCNHicnBqpKLAMLEon96n0qIivNZjTw" office:target-frame-name="_blank" xlink:show="new" text:style-name="Internet_20_link" text:visited-style-name="Visited_20_Internet_20_Link"><text:span text:style-name="T8">https://www.knaus.com/de-de/wohnmobile/</text:span></text:a><text:span text:style-name="T5"><text:line-break/></text:span><text:a xlink:type="simple" xlink:href="https://www.google.com/url?q=https://www.wohnmobil-und-caravan.ch/wuc-wAssets/img/wohnmobil-und-reisen/wohnmobil/knaus_van-ti-plus/van_ti-plus_knaus_01.jpg&amp;sa=D&amp;source=hangouts&amp;ust=1609075539126000&amp;usg=AFQjCNFCS865ENzOj0LPfqnaQPj1zdz0zg" office:target-frame-name="_blank" xlink:show="new" text:style-name="Internet_20_link" text:visited-style-name="Visited_20_Internet_20_Link"><text:span text:style-name="T8">https://www.wohnmobil-und-caravan.ch/wuc-wAssets/img/wohnmobil-und-reisen/wohnmobil/knaus_van-ti-plus/van_ti-plus_knaus_01.jpg</text:span></text:a><text:span text:style-name="T5"><text:line-break/><text:line-break/><text:line-break/></text:span><text:a xlink:type="simple" xlink:href="https://www.google.com/url?q=http://www.volkner-mobil.com/vmperformance/&amp;sa=D&amp;source=hangouts&amp;ust=1609075539126000&amp;usg=AFQjCNEJ3ZXSIy-V1zFdCqwpx2QWxAzMvw" office:target-frame-name="_blank" xlink:show="new" text:style-name="Internet_20_link" text:visited-style-name="Visited_20_Internet_20_Link"><text:span text:style-name="T8">http://www.volkner-mobil.com/vmperformance/</text:span></text:a><text:span text:style-name="T5"><text:line-break/></text:span><text:a xlink:type="simple" xlink:href="https://www.google.com/url?q=https://www.morelo-reisemobile.de/modelle/empire-liner&amp;sa=D&amp;source=hangouts&amp;ust=1609075539126000&amp;usg=AFQjCNG5HbiPTTC-y5QFBTR1OkKWCMp5Yg" office:target-frame-name="_blank" xlink:show="new" text:style-name="Internet_20_link" text:visited-style-name="Visited_20_Internet_20_Link"><text:span text:style-name="T8">https://www.morelo-reisemobile.de/modelle/empire-liner</text:span></text:a><text:span text:style-name="T5"><text:line-break/></text:span><text:a xlink:type="simple" xlink:href="https://www.google.com/url?q=https://www.concorde.eu/centurion-actros.html&amp;sa=D&amp;source=hangouts&amp;ust=1609075539126000&amp;usg=AFQjCNHZ8cfdRCYw9v9uaLrapyRDTPsWYA" office:target-frame-name="_blank" xlink:show="new" text:style-name="Internet_20_link" text:visited-style-name="Visited_20_Internet_20_Link"><text:span text:style-name="T8">https://www.concorde.eu/centurion-actros.html</text:span></text:a><text:line-break/><text:line-break/><text:span text:style-name="T6"># Wohnmobil - motorhome - автодом</text:span><text:line-break/><text:a xlink:type="simple" xlink:href="https://www.google.com/url?q=https://de.wikipedia.org/wiki/Wohnmobil&amp;sa=D&amp;source=hangouts&amp;ust=1608994234950000&amp;usg=AFQjCNH-hRwAIkH7T6dJmWZXGgCuTbbIOQ" office:target-frame-name="_blank" xlink:show="new" text:style-name="Internet_20_link" text:visited-style-name="Visited_20_Internet_20_Link"><text:span text:style-name="T5">https://de.wikipedia.org/wiki/Wohnmobil</text:span></text:a><text:line-break/><text:span text:style-name="T5">Hymer</text:span><text:line-break/><text:a xlink:type="simple" xlink:href="https://www.google.com/url?q=https://www.erwinhymergroup.com/de/marken/niesmann-bischoff&amp;sa=D&amp;source=hangouts&amp;ust=1608994234950000&amp;usg=AFQjCNGSr1MiLlQ6nUYISLdr8pYK86I5rQ" office:target-frame-name="_blank" xlink:show="new" text:style-name="Internet_20_link" text:visited-style-name="Visited_20_Internet_20_Link"><text:span text:style-name="T5">https://www.erwinhymergroup.com/de/marken/niesmann-bischoff</text:span></text:a><text:line-break/><text:span text:style-name="T5">4-6 Plätze</text:span><text:line-break/><text:line-break/><text:span text:style-name="T5"># Van zum Wohnen ausgestattet:</text:span><text:line-break/><text:a xlink:type="simple" xlink:href="https://www.google.com/url?q=https://de.wikipedia.org/wiki/Wohnmobil&amp;sa=D&amp;source=hangouts&amp;ust=1608994234950000&amp;usg=AFQjCNH-hRwAIkH7T6dJmWZXGgCuTbbIOQ" office:target-frame-name="_blank" xlink:show="new" text:style-name="Internet_20_link" text:visited-style-name="Visited_20_Internet_20_Link"><text:span text:style-name="T5">https://de.wikipedia.org/wiki/Wohnmobil</text:span></text:a><text:line-break/><text:span text:style-name="T5">Mercedes Benz Marco Polo</text:span><text:line-break/><text:a xlink:type="simple" xlink:href="https://www.google.com/url?q=https://www.mercedes-benz.de/vans/de/tourer-camper-vans/marco-polo&amp;sa=D&amp;source=hangouts&amp;ust=1608994234950000&amp;usg=AFQjCNGc2kjeNf00Irl4apylD6DlF5EC8g" office:target-frame-name="_blank" xlink:show="new" text:style-name="Internet_20_link" text:visited-style-name="Visited_20_Internet_20_Link"><text:span text:style-name="T5">https://www.mercedes-benz.de/vans/de/tourer-camper-vans/marco-polo</text:span></text:a><text:line-break/><text:span text:style-name="T5">2-4 Plätze</text:span><text:line-break/><text:line-break/><text:span text:style-name="T5"># Wohnkabine</text:span><text:line-break/><text:a xlink:type="simple" xlink:href="https://www.google.com/url?q=https://de.wikipedia.org/wiki/Wohnkabine&amp;sa=D&amp;source=hangouts&amp;ust=1608994234950000&amp;usg=AFQjCNH6B6coGlgMclsvCwAdle53Scny9Q" office:target-frame-name="_blank" xlink:show="new" text:style-name="Internet_20_link" text:visited-style-name="Visited_20_Internet_20_Link"><text:span text:style-name="T5">https://de.wikipedia.org/wiki/Wohnkabine</text:span></text:a><text:line-break/><text:span text:style-name="T5">Nordstar</text:span><text:line-break/><text:a xlink:type="simple" xlink:href="https://www.google.com/url?q=https://nordstar.de/&amp;sa=D&amp;source=hangouts&amp;ust=1608994234950000&amp;usg=AFQjCNEKp6U6j6gSKe28O7p-MyCf_enQ8Q" office:target-frame-name="_blank" xlink:show="new" text:style-name="Internet_20_link" text:visited-style-name="Visited_20_Internet_20_Link"><text:span text:style-name="T5">https://nordstar.de/</text:span></text:a><text:line-break/><text:span text:style-name="T5">2 Plätze</text:span><text:line-break/><text:line-break/><text:span text:style-name="T5">### Ohne Klo und Bett</text:span><text:line-break/><text:line-break/><text:span text:style-name="T5"># Van</text:span><text:line-break/><text:span text:style-name="T5">Ford Galaxy</text:span><text:span text:style-name="T7"> - third generation</text:span><text:line-break/><text:a xlink:type="simple" xlink:href="https://www.google.com/url?q=https://www.ford.de/fahrzeuge/ford-galaxy&amp;sa=D&amp;source=hangouts&amp;ust=1608994234950000&amp;usg=AFQjCNGp2Z2kdZEmTe-Q06g6sINt8iuoIg" office:target-frame-name="_blank" xlink:show="new" text:style-name="Internet_20_link" text:visited-style-name="Visited_20_Internet_20_Link">htps://www.ford.de/fahrzeuge/ford-galax</text:a><text:a xlink:type="simple" xlink:href="https://www.google.com/url?q=https://www.ford.de/fahrzeuge/ford-galaxy&amp;sa=D&amp;source=hangouts&amp;ust=1608994234950000&amp;usg=AFQjCNGp2Z2kdZEmTe-Q06g6sINt8iuoIg" office:target-frame-name="_blank" xlink:show="new" text:style-name="Internet_20_link" text:visited-style-name="Visited_20_Internet_20_Link">y</text:a><text:line-break/><text:span text:style-name="T5">2 Plätze</text:span><text:line-break/><text:line-break/><text:span text:style-name="T5"># Kombi</text:span><text:line-break/><text:span text:style-name="T5">Ford Mondeo</text:span><text:line-break/><text:a xlink:type="simple" xlink:href="https://www.google.com/url?q=https://www.ford.de/fahrzeuge/ford-mondeo&amp;sa=D&amp;source=hangouts&amp;ust=1608994234950000&amp;usg=AFQjCNFiaWTDKjlIJRBgUNurpaw3BCMIFw" office:target-frame-name="_blank" xlink:show="new" text:style-name="Internet_20_link" text:visited-style-name="Visited_20_Internet_20_Link"><text:span text:style-name="T5">https://www.ford.de/fahrzeuge/ford-mondeo</text:span></text:a><text:line-break/><text:span text:style-name="T5">2 Plätz</text:span></text:p>
      <text:p text:style-name="P7"/>
      <text:p text:style-name="P8"># Opel Zafi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8:16:06.324170567</meta:creation-date>
    <meta:generator>LibreOffice/6.4.6.2$Linux_X86_64 LibreOffice_project/40$Build-2</meta:generator>
    <dc:date>2020-12-28T15:11:16.834892180</dc:date>
    <meta:editing-duration>P1DT5H8S</meta:editing-duration>
    <meta:editing-cycles>30</meta:editing-cycles>
    <meta:document-statistic meta:table-count="0" meta:image-count="0" meta:object-count="0" meta:page-count="1" meta:paragraph-count="13" meta:word-count="120" meta:character-count="1285" meta:non-whitespace-character-count="1174"/>
  </office:meta>
</office:document-meta>
</file>